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3F27000013BF3A4E94C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justify" style:justify-single-word="false" fo:break-before="auto" fo:break-after="auto"/>
    </style:style>
    <style:style style:name="P3" style:family="paragraph" style:parent-style-name="Heading_20_1">
      <style:paragraph-properties fo:break-before="auto" fo:break-after="auto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Heading_20_1" style:master-page-name="Standard">
      <style:paragraph-properties style:page-number="1" fo:break-before="auto" fo:break-after="auto"/>
    </style:style>
    <style:style style:name="fr1" style:family="graphic" style:parent-style-name="Graphics">
      <style:graphic-properties style:run-through="foreground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ckets Reservation</text:p>
      <text:p text:style-name="P2">Rezerwacja biletów odbywa się przez wybranie filmu i sprawdzenie ilości dostępnych miejsc na sali. Do wyboru są miejsca premium i zwykłe. Są 2 rodzaje sal z wyświetlaniem 2D lub 3D. Można zmienić miejsca lub rodzaj wyświetlania, jeśli inne są dostępne. Rezerwacja może być anulowana.</text:p>
      <text:p text:style-name="P4">Dodawanie nowych filmów do obejrzenia.</text:p>
      <text:p text:style-name="P3"><text:bookmark text:name="_a5mqp1stq3ip"/>Przypadki użycia</text:p>
      <text:p text:style-name="P1">Jako klient chcę wybrać film.</text:p>
      <text:p text:style-name="Standard">Jako klient chcę wybrać rodzaj sali (2D lub 3D).</text:p>
      <text:p text:style-name="Standard">Jako klient chcę wybrać rodzaj miejsca (premium lub zwykłe).</text:p>
      <text:p text:style-name="Standard">Jako klient chcę anulować film.</text:p>
      <text:p text:style-name="Standard">Jako klient chcę zmienić rezerwacje (jeśli dostępne).</text:p>
      <text:p text:style-name="Standard"/>
      <text:p text:style-name="Standard"><draw:frame draw:style-name="fr1" draw:name="grafika1" text:anchor-type="paragraph" svg:width="15.921cm" svg:height="4.978cm" draw:z-index="0"><draw:image xlink:href="Pictures/2000000700003F27000013BF3A4E94CA.svm" xlink:type="simple" xlink:show="embed" xlink:actuate="onLoad"/></draw:frame></text:p>
      <text:p text:style-name="Heading_20_1">Opis</text:p>
      <text:p text:style-name="Standard">Każdy klient ma przynajmniej 1 rezerwacje (1 do 1..*)</text:p>
      <text:p text:style-name="Standard">Każdy seans ma 0 lub więcej rezerwacji (1 do 0..*)</text:p>
      <text:p text:style-name="Standard">Każdy film może być odtwarzany 0 lub więcej razy (seans) (1 do 0..*)</text:p>
      <text:p text:style-name="Standard">Każda sala może mieć 0 lub więcej seansów (w danym momencie) (1 do 0..*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pl" fo:country="PL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4-12-04T15:12:29.50</dc:date>
    <dc:creator>as s</dc:creator>
    <meta:editing-duration>PT3H39M46S</meta:editing-duration>
    <meta:editing-cycles>9</meta:editing-cycles>
    <meta:document-statistic meta:table-count="0" meta:image-count="1" meta:object-count="0" meta:page-count="1" meta:paragraph-count="14" meta:word-count="135" meta:character-count="824"/>
  </office:meta>
</office:document-meta>
</file>